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1C40000014E73E91131.png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ff6633" draw:fill="solid" draw:fill-color="#ff6633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1.585cm" fo:min-width="2.633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1.05cm" fo:min-width="2.633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family="'Trebuchet MS'" style:font-family-generic="swiss" style:font-pitch="variabl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family="'Trebuchet MS'" style:font-family-generic="swiss" style:font-pitch="variable"/>
    </style:style>
    <style:style style:name="T1" style:family="text">
      <style:text-properties fo:font-family="'Trebuchet M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3cm" svg:height="9.352cm" svg:x="4.57cm" svg:y="3.834cm">
          <draw:image xlink:href="Pictures/10000000000001C40000014E73E91131.png" xlink:type="simple" xlink:show="embed" xlink:actuate="onLoad">
            <text:p/>
          </draw:image>
        </draw:frame>
        <draw:line draw:style-name="gr2" draw:text-style-name="P1" draw:layer="layout" svg:x1="3.028cm" svg:y1="5.535cm" svg:x2="4.367cm" svg:y2="5.535cm">
          <text:p/>
        </draw:line>
        <draw:frame draw:style-name="gr3" draw:text-style-name="P3" draw:layer="layout" svg:width="3.509cm" svg:height="2.035cm" svg:x="0.519cm" svg:y="4.035cm">
          <draw:text-box>
            <text:p text:style-name="P2"><text:span text:style-name="T1">Oscillator FM</text:span></text:p>
          </draw:text-box>
        </draw:frame>
        <draw:line draw:style-name="gr2" draw:text-style-name="P1" draw:layer="layout" svg:x1="16.661cm" svg:y1="8.212cm" svg:x2="18cm" svg:y2="8.212cm">
          <text:p/>
        </draw:line>
        <draw:frame draw:style-name="gr4" draw:text-style-name="P3" draw:layer="layout" svg:width="2.833cm" svg:height="1.5cm" svg:x="18.167cm" svg:y="7.5cm">
          <draw:text-box>
            <text:p text:style-name="P4"><text:span text:style-name="T1">Filter 2</text:span></text:p>
          </draw:text-box>
        </draw:frame>
        <draw:line draw:style-name="gr2" draw:text-style-name="P1" draw:layer="layout" svg:x1="3.161cm" svg:y1="8.551cm" svg:x2="4.5cm" svg:y2="8.551cm">
          <text:p/>
        </draw:line>
        <draw:frame draw:style-name="gr4" draw:text-style-name="P3" draw:layer="layout" svg:width="2.833cm" svg:height="1.5cm" svg:x="0.141cm" svg:y="8cm">
          <draw:text-box>
            <text:p text:style-name="P4"><text:span text:style-name="T1">Filter 1</text:span></text:p>
          </draw:text-box>
        </draw:frame>
        <draw:line draw:style-name="gr2" draw:text-style-name="P1" draw:layer="layout" svg:x1="16.689cm" svg:y1="5.035cm" svg:x2="18.028cm" svg:y2="5.035cm">
          <text:p/>
        </draw:line>
        <draw:frame draw:style-name="gr4" draw:text-style-name="P3" draw:layer="layout" svg:width="2.833cm" svg:height="1.5cm" svg:x="18.028cm" svg:y="4.482cm">
          <draw:text-box>
            <text:p text:style-name="P4"><text:span text:style-name="T1">Output</text:span></text:p>
          </draw:text-box>
        </draw:frame>
        <draw:line draw:style-name="gr2" draw:text-style-name="P1" draw:layer="layout" svg:x1="10.048cm" svg:y1="15cm" svg:x2="10.028cm" svg:y2="13.449cm">
          <text:p/>
        </draw:line>
        <draw:frame draw:style-name="gr3" draw:text-style-name="P3" draw:layer="layout" svg:width="3.333cm" svg:height="2.035cm" svg:x="8.528cm" svg:y="15cm">
          <draw:text-box>
            <text:p text:style-name="P4"><text:span text:style-name="T1">Filter EG</text:span></text:p>
            <text:p text:style-name="P4"><text:span text:style-name="T1">&amp; Depth</text:span></text:p>
          </draw:text-box>
        </draw:frame>
        <draw:line draw:style-name="gr2" draw:text-style-name="P1" draw:layer="layout" svg:x1="14.215cm" svg:y1="15.051cm" svg:x2="14.195cm" svg:y2="13.5cm">
          <text:p/>
        </draw:line>
        <draw:frame draw:style-name="gr3" draw:text-style-name="P3" draw:layer="layout" svg:width="4cm" svg:height="2.035cm" svg:x="12.528cm" svg:y="15.051cm">
          <draw:text-box>
            <text:p text:style-name="P2"><text:span text:style-name="T1">Amplitude EG</text:span></text:p>
          </draw:text-box>
        </draw:frame>
        <draw:line draw:style-name="gr2" draw:text-style-name="P1" draw:layer="layout" svg:x1="10.528cm" svg:y1="3.586cm" svg:x2="10.508cm" svg:y2="2.035cm">
          <text:p/>
        </draw:line>
        <draw:frame draw:style-name="gr3" draw:text-style-name="P5" draw:layer="layout" svg:width="4.5cm" svg:height="2.035cm" svg:x="8.237cm" svg:y="0cm">
          <draw:text-box>
            <text:p text:style-name="P2"><text:span text:style-name="T1">Filterblock configuration</text:span></text:p>
          </draw:text-box>
        </draw:frame>
        <draw:line draw:style-name="gr2" draw:text-style-name="P1" draw:layer="layout" svg:x1="6.548cm" svg:y1="15.051cm" svg:x2="7.528cm" svg:y2="12.5cm">
          <text:p/>
        </draw:line>
        <draw:frame draw:style-name="gr4" draw:text-style-name="P3" draw:layer="layout" svg:width="4.333cm" svg:height="1.5cm" svg:x="4.028cm" svg:y="15.051cm">
          <draw:text-box>
            <text:p text:style-name="P4"><text:span text:style-name="T1">Waveshaper</text:span></text:p>
          </draw:text-box>
        </draw:frame>
        <draw:line draw:style-name="gr2" draw:text-style-name="P1" draw:layer="layout" svg:x1="10.583cm" svg:y1="8.521cm" svg:x2="13.528cm" svg:y2="2.535cm">
          <text:p/>
        </draw:line>
        <draw:frame draw:style-name="gr3" draw:text-style-name="P5" draw:layer="layout" svg:width="3cm" svg:height="2.035cm" svg:x="13.028cm" svg:y="0.535cm">
          <draw:text-box>
            <text:p text:style-name="P2"><text:span text:style-name="T1">Filter balance</text:span></text:p>
          </draw:text-box>
        </draw:frame>
        <draw:line draw:style-name="gr2" draw:text-style-name="P1" draw:layer="layout" svg:x1="3.189cm" svg:y1="11.586cm" svg:x2="4.528cm" svg:y2="11.586cm">
          <text:p/>
        </draw:line>
        <draw:frame draw:style-name="gr3" draw:text-style-name="P5" draw:layer="layout" svg:width="4.359cm" svg:height="2.035cm" svg:x="0cm" svg:y="11cm">
          <draw:text-box>
            <text:p text:style-name="P2"><text:span text:style-name="T1">Filter</text:span></text:p>
            <text:p text:style-name="P2"><text:span text:style-name="T1">Keytrack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